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B00FDD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47cm, 1.733cm, 9.942cm, 1.12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9cm" svg:height="20cm" svg:x="0.892cm" svg:y="2.591cm">
          <draw:image xlink:href="Pictures/10000000000005E8000007E03B00FDD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08:35.732150790</dc:date>
    <meta:editing-duration>PT3M45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